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Default"/>
        <table:table-column table:style-name="co1" table:default-cell-style-name="ce15"/>
        <table:table-column table:style-name="co1" table:default-cell-style-name="ce6"/>
        <table:table-column table:style-name="co1" table:default-cell-style-name="Default"/>
        <table:table-column table:style-name="co1" table:default-cell-style-name="ce15"/>
        <table:table-column table:style-name="co1" table:default-cell-style-name="ce6"/>
        <table:table-column table:style-name="co1" table:default-cell-style-name="Default"/>
        <table:table-column table:style-name="co1" table:default-cell-style-name="ce15"/>
        <table:table-column table:style-name="co1" table:default-cell-style-name="ce6"/>
        <table:table-column table:style-name="co1" table:default-cell-style-name="Default"/>
        <table:table-column table:style-name="co1" table:default-cell-style-name="ce15"/>
        <table:table-row table:style-name="ro1">
          <table:table-cell table:style-name="Default"/>
          <table:table-cell table:style-name="Default" office:value-type="string" calcext:value-type="string">
            <text:p>JACOBI BENCHMARK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# NODO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 table:number-columns-spanned="3" table:number-rows-spanned="1">
            <text:p>Run Time</text:p>
          </table:table-cell>
          <table:covered-table-cell table:style-name="ce9"/>
          <table:covered-table-cell table:style-name="ce13"/>
          <table:table-cell table:style-name="ce1" office:value-type="string" calcext:value-type="string" table:number-columns-spanned="3" table:number-rows-spanned="1">
            <text:p>MLU</text:p>
          </table:table-cell>
          <table:covered-table-cell table:style-name="ce9"/>
          <table:covered-table-cell table:style-name="ce13"/>
          <table:table-cell table:style-name="ce1" office:value-type="string" calcext:value-type="string" table:number-columns-spanned="3" table:number-rows-spanned="1">
            <text:p>GFLOPS</text:p>
          </table:table-cell>
          <table:covered-table-cell table:style-name="ce9"/>
          <table:covered-table-cell table:style-name="ce13"/>
          <table:table-cell table:style-name="ce1" office:value-type="string" calcext:value-type="string" table:number-columns-spanned="3" table:number-rows-spanned="1">
            <text:p>Bandwidth</text:p>
          </table:table-cell>
          <table:covered-table-cell table:style-name="ce16"/>
          <table:covered-table-cell table:style-name="ce17"/>
        </table:table-row>
        <table:table-row table:style-name="ro1">
          <table:table-cell/>
          <table:table-cell table:style-name="ce2" table:number-columns-repeated="2"/>
          <table:table-cell table:style-name="ce8"/>
          <table:table-cell table:style-name="ce10"/>
          <table:table-cell table:style-name="ce14"/>
          <table:table-cell table:style-name="ce8" office:value-type="string" calcext:value-type="string">
            <text:p>(GLU/s)</text:p>
          </table:table-cell>
          <table:table-cell table:style-name="ce10"/>
          <table:table-cell table:style-name="ce14"/>
          <table:table-cell table:style-name="ce8"/>
          <table:table-cell table:style-name="ce10"/>
          <table:table-cell table:style-name="ce14"/>
          <table:table-cell table:style-name="ce8" office:value-type="string" calcext:value-type="string">
            <text:p>(Gb/s)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2288" calcext:value-type="float">
            <text:p>12288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2288" calcext:value-type="float">
            <text:p>12288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2288" calcext:value-type="float">
            <text:p>12288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8.83" calcext:value-type="float">
            <text:p>38.83</text:p>
          </table:table-cell>
          <table:table-cell office:value-type="float" office:value="228.77" calcext:value-type="float">
            <text:p>228.77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27.56" calcext:value-type="float">
            <text:p>27.56</text:p>
          </table:table-cell>
          <table:table-cell office:value-type="float" office:value="27.96" calcext:value-type="float">
            <text:p>27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.17" calcext:value-type="float">
            <text:p>38.17</text:p>
          </table:table-cell>
          <table:table-cell office:value-type="float" office:value="229.65" calcext:value-type="float">
            <text:p>229.65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27.86" calcext:value-type="float">
            <text:p>27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.05" calcext:value-type="float">
            <text:p>38.05</text:p>
          </table:table-cell>
          <table:table-cell office:value-type="float" office:value="229.29" calcext:value-type="float">
            <text:p>229.29</text:p>
          </table:table-cell>
          <table:table-cell/>
          <table:table-cell table:number-columns-repeated="2" office:value-type="float" office:value="0.44" calcext:value-type="float">
            <text:p>0.4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28.19" calcext:value-type="float">
            <text:p>28.19</text:p>
          </table:table-cell>
          <table:table-cell office:value-type="float" office:value="27.9" calcext:value-type="float">
            <text:p>2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.98" calcext:value-type="float">
            <text:p>37.98</text:p>
          </table:table-cell>
          <table:table-cell office:value-type="float" office:value="228.54" calcext:value-type="float">
            <text:p>228.54</text:p>
          </table:table-cell>
          <table:table-cell/>
          <table:table-cell table:number-columns-repeated="2" office:value-type="float" office:value="0.44" calcext:value-type="float">
            <text:p>0.44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19" calcext:value-type="float">
            <text:p>2.19</text:p>
          </table:table-cell>
          <table:table-cell/>
          <table:table-cell office:value-type="float" office:value="28.24" calcext:value-type="float">
            <text:p>28.24</text:p>
          </table:table-cell>
          <table:table-cell office:value-type="float" office:value="27.99" calcext:value-type="float">
            <text:p>27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.48" calcext:value-type="float">
            <text:p>38.48</text:p>
          </table:table-cell>
          <table:table-cell office:value-type="float" office:value="228.75" calcext:value-type="float">
            <text:p>228.75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/>
          <table:table-cell table:number-columns-repeated="2" office:value-type="float" office:value="2.18" calcext:value-type="float">
            <text:p>2.18</text:p>
          </table:table-cell>
          <table:table-cell/>
          <table:table-cell office:value-type="float" office:value="27.87" calcext:value-type="float">
            <text:p>27.87</text:p>
          </table:table-cell>
          <table:table-cell office:value-type="float" office:value="27.97" calcext:value-type="float">
            <text:p>27.9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.27" calcext:value-type="float">
            <text:p>45.27</text:p>
          </table:table-cell>
          <table:table-cell office:value-type="float" office:value="247.62" calcext:value-type="float">
            <text:p>247.62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47.41" calcext:value-type="float">
            <text:p>47.41</text:p>
          </table:table-cell>
          <table:table-cell office:value-type="float" office:value="51.68" calcext:value-type="float">
            <text:p>51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office:value-type="float" office:value="246.37" calcext:value-type="float">
            <text:p>246.37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4.06" calcext:value-type="float">
            <text:p>4.06</text:p>
          </table:table-cell>
          <table:table-cell/>
          <table:table-cell office:value-type="float" office:value="47.31" calcext:value-type="float">
            <text:p>47.31</text:p>
          </table:table-cell>
          <table:table-cell office:value-type="float" office:value="51.94" calcext:value-type="float">
            <text:p>51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.95" calcext:value-type="float">
            <text:p>44.95</text:p>
          </table:table-cell>
          <table:table-cell office:value-type="float" office:value="246.94" calcext:value-type="float">
            <text:p>246.9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4.05" calcext:value-type="float">
            <text:p>4.05</text:p>
          </table:table-cell>
          <table:table-cell/>
          <table:table-cell office:value-type="float" office:value="47.74" calcext:value-type="float">
            <text:p>47.74</text:p>
          </table:table-cell>
          <table:table-cell office:value-type="float" office:value="51.82" calcext:value-type="float">
            <text:p>51.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.77" calcext:value-type="float">
            <text:p>44.77</text:p>
          </table:table-cell>
          <table:table-cell office:value-type="float" office:value="246.73" calcext:value-type="float">
            <text:p>246.7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4.05" calcext:value-type="float">
            <text:p>4.05</text:p>
          </table:table-cell>
          <table:table-cell/>
          <table:table-cell office:value-type="float" office:value="47.93" calcext:value-type="float">
            <text:p>47.93</text:p>
          </table:table-cell>
          <table:table-cell office:value-type="float" office:value="51.86" calcext:value-type="float">
            <text:p>51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246.65" calcext:value-type="float">
            <text:p>246.65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4.05" calcext:value-type="float">
            <text:p>4.05</text:p>
          </table:table-cell>
          <table:table-cell/>
          <table:table-cell office:value-type="float" office:value="47.16" calcext:value-type="float">
            <text:p>47.16</text:p>
          </table:table-cell>
          <table:table-cell office:value-type="float" office:value="51.88" calcext:value-type="float">
            <text:p>51.88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.71" calcext:value-type="float">
            <text:p>44.71</text:p>
          </table:table-cell>
          <table:table-cell office:value-type="float" office:value="244.91" calcext:value-type="float">
            <text:p>244.9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2.25" calcext:value-type="float">
            <text:p>52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.4" calcext:value-type="float">
            <text:p>44.4</text:p>
          </table:table-cell>
          <table:table-cell office:value-type="float" office:value="245.42" calcext:value-type="float">
            <text:p>245.4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48.32" calcext:value-type="float">
            <text:p>48.32</text:p>
          </table:table-cell>
          <table:table-cell office:value-type="float" office:value="52.14" calcext:value-type="float">
            <text:p>52.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.54" calcext:value-type="float">
            <text:p>44.54</text:p>
          </table:table-cell>
          <table:table-cell office:value-type="float" office:value="245.15" calcext:value-type="float">
            <text:p>245.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48.18" calcext:value-type="float">
            <text:p>48.18</text:p>
          </table:table-cell>
          <table:table-cell office:value-type="float" office:value="52.2" calcext:value-type="float">
            <text:p>52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.25" calcext:value-type="float">
            <text:p>44.25</text:p>
          </table:table-cell>
          <table:table-cell office:value-type="float" office:value="244.86" calcext:value-type="float">
            <text:p>244.8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48.49" calcext:value-type="float">
            <text:p>48.49</text:p>
          </table:table-cell>
          <table:table-cell office:value-type="float" office:value="52.26" calcext:value-type="float">
            <text:p>52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.54" calcext:value-type="float">
            <text:p>44.54</text:p>
          </table:table-cell>
          <table:table-cell office:value-type="float" office:value="243.63" calcext:value-type="float">
            <text:p>243.6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48.18" calcext:value-type="float">
            <text:p>48.18</text:p>
          </table:table-cell>
          <table:table-cell office:value-type="float" office:value="52.52" calcext:value-type="float">
            <text:p>52.5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.58" calcext:value-type="float">
            <text:p>53.58</text:p>
          </table:table-cell>
          <table:table-cell office:value-type="float" office:value="265.11" calcext:value-type="float">
            <text:p>265.11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6.26" calcext:value-type="float">
            <text:p>6.26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80.12" calcext:value-type="float">
            <text:p>80.12</text:p>
          </table:table-cell>
          <table:table-cell office:value-type="float" office:value="96.54" calcext:value-type="float">
            <text:p>96.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.26" calcext:value-type="float">
            <text:p>53.26</text:p>
          </table:table-cell>
          <table:table-cell office:value-type="float" office:value="265.32" calcext:value-type="float">
            <text:p>265.32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80.61" calcext:value-type="float">
            <text:p>80.61</text:p>
          </table:table-cell>
          <table:table-cell office:value-type="float" office:value="96.47" calcext:value-type="float">
            <text:p>96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.3" calcext:value-type="float">
            <text:p>54.3</text:p>
          </table:table-cell>
          <table:table-cell office:value-type="float" office:value="268.1" calcext:value-type="float">
            <text:p>268.1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float" office:value="7.46" calcext:value-type="float">
            <text:p>7.46</text:p>
          </table:table-cell>
          <table:table-cell/>
          <table:table-cell office:value-type="float" office:value="79.06" calcext:value-type="float">
            <text:p>79.06</text:p>
          </table:table-cell>
          <table:table-cell office:value-type="float" office:value="95.47" calcext:value-type="float">
            <text:p>95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.06" calcext:value-type="float">
            <text:p>53.06</text:p>
          </table:table-cell>
          <table:table-cell office:value-type="float" office:value="266.75" calcext:value-type="float">
            <text:p>266.75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6.32" calcext:value-type="float">
            <text:p>6.32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80.9" calcext:value-type="float">
            <text:p>80.9</text:p>
          </table:table-cell>
          <table:table-cell office:value-type="float" office:value="95.95" calcext:value-type="float">
            <text:p>95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.19" calcext:value-type="float">
            <text:p>53.19</text:p>
          </table:table-cell>
          <table:table-cell office:value-type="float" office:value="264.55" calcext:value-type="float">
            <text:p>264.55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6.31" calcext:value-type="float">
            <text:p>6.31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80.71" calcext:value-type="float">
            <text:p>80.71</text:p>
          </table:table-cell>
          <table:table-cell office:value-type="float" office:value="96.75" calcext:value-type="float">
            <text:p>96.7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.01" calcext:value-type="float">
            <text:p>50.01</text:p>
          </table:table-cell>
          <table:table-cell office:value-type="float" office:value="263.97" calcext:value-type="float">
            <text:p>263.97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7.57" calcext:value-type="float">
            <text:p>7.57</text:p>
          </table:table-cell>
          <table:table-cell/>
          <table:table-cell office:value-type="float" office:value="85.82" calcext:value-type="float">
            <text:p>85.82</text:p>
          </table:table-cell>
          <table:table-cell office:value-type="float" office:value="96.96" calcext:value-type="float">
            <text:p>96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.58" calcext:value-type="float">
            <text:p>49.58</text:p>
          </table:table-cell>
          <table:table-cell office:value-type="float" office:value="264.36" calcext:value-type="float">
            <text:p>264.36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6.76" calcext:value-type="float">
            <text:p>6.76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86.57" calcext:value-type="float">
            <text:p>86.57</text:p>
          </table:table-cell>
          <table:table-cell office:value-type="float" office:value="96.81" calcext:value-type="float">
            <text:p>96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.41" calcext:value-type="float">
            <text:p>49.41</text:p>
          </table:table-cell>
          <table:table-cell office:value-type="float" office:value="264.36" calcext:value-type="float">
            <text:p>264.36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86.86" calcext:value-type="float">
            <text:p>86.86</text:p>
          </table:table-cell>
          <table:table-cell office:value-type="float" office:value="96.81" calcext:value-type="float">
            <text:p>96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.68" calcext:value-type="float">
            <text:p>49.68</text:p>
          </table:table-cell>
          <table:table-cell office:value-type="float" office:value="262.76" calcext:value-type="float">
            <text:p>262.76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7.61" calcext:value-type="float">
            <text:p>7.61</text:p>
          </table:table-cell>
          <table:table-cell/>
          <table:table-cell office:value-type="float" office:value="86.41" calcext:value-type="float">
            <text:p>86.41</text:p>
          </table:table-cell>
          <table:table-cell office:value-type="float" office:value="97.4" calcext:value-type="float">
            <text:p>97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.16" calcext:value-type="float">
            <text:p>50.16</text:p>
          </table:table-cell>
          <table:table-cell office:value-type="float" office:value="264.07" calcext:value-type="float">
            <text:p>264.07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7.57" calcext:value-type="float">
            <text:p>7.57</text:p>
          </table:table-cell>
          <table:table-cell/>
          <table:table-cell office:value-type="float" office:value="85.57" calcext:value-type="float">
            <text:p>85.57</text:p>
          </table:table-cell>
          <table:table-cell office:value-type="float" office:value="96.92" calcext:value-type="float">
            <text:p>96.9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.89" calcext:value-type="float">
            <text:p>48.89</text:p>
          </table:table-cell>
          <table:table-cell office:value-type="float" office:value="261.77" calcext:value-type="float">
            <text:p>261.77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float" office:value="7.64" calcext:value-type="float">
            <text:p>7.64</text:p>
          </table:table-cell>
          <table:table-cell/>
          <table:table-cell office:value-type="float" office:value="87.8" calcext:value-type="float">
            <text:p>87.8</text:p>
          </table:table-cell>
          <table:table-cell office:value-type="float" office:value="97.77" calcext:value-type="float">
            <text:p>97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office:value-type="float" office:value="260.66" calcext:value-type="float">
            <text:p>260.66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float" office:value="7.67" calcext:value-type="float">
            <text:p>7.67</text:p>
          </table:table-cell>
          <table:table-cell/>
          <table:table-cell office:value-type="float" office:value="87.79" calcext:value-type="float">
            <text:p>87.79</text:p>
          </table:table-cell>
          <table:table-cell office:value-type="float" office:value="98.19" calcext:value-type="float">
            <text:p>98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.62" calcext:value-type="float">
            <text:p>48.62</text:p>
          </table:table-cell>
          <table:table-cell office:value-type="float" office:value="261.21" calcext:value-type="float">
            <text:p>261.21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float" office:value="88.28" calcext:value-type="float">
            <text:p>88.28</text:p>
          </table:table-cell>
          <table:table-cell office:value-type="float" office:value="97.98" calcext:value-type="float">
            <text:p>97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.46" calcext:value-type="float">
            <text:p>48.46</text:p>
          </table:table-cell>
          <table:table-cell office:value-type="float" office:value="262.37" calcext:value-type="float">
            <text:p>262.37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7.62" calcext:value-type="float">
            <text:p>7.62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7.55" calcext:value-type="float">
            <text:p>97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.39" calcext:value-type="float">
            <text:p>48.39</text:p>
          </table:table-cell>
          <table:table-cell office:value-type="float" office:value="262.06" calcext:value-type="float">
            <text:p>262.06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6.93" calcext:value-type="float">
            <text:p>6.93</text:p>
          </table:table-cell>
          <table:table-cell office:value-type="float" office:value="7.63" calcext:value-type="float">
            <text:p>7.63</text:p>
          </table:table-cell>
          <table:table-cell/>
          <table:table-cell office:value-type="float" office:value="88.7" calcext:value-type="float">
            <text:p>88.7</text:p>
          </table:table-cell>
          <table:table-cell office:value-type="float" office:value="97.66" calcext:value-type="float">
            <text:p>97.6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.47" calcext:value-type="float">
            <text:p>58.47</text:p>
          </table:table-cell>
          <table:table-cell office:value-type="float" office:value="271.86" calcext:value-type="float">
            <text:p>271.86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2.21" calcext:value-type="float">
            <text:p>2.21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11.03" calcext:value-type="float">
            <text:p>11.03</text:p>
          </table:table-cell>
          <table:table-cell/>
          <table:table-cell office:value-type="float" office:value="110.14" calcext:value-type="float">
            <text:p>110.14</text:p>
          </table:table-cell>
          <table:table-cell office:value-type="float" office:value="141.23" calcext:value-type="float">
            <text:p>141.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.11" calcext:value-type="float">
            <text:p>58.11</text:p>
          </table:table-cell>
          <table:table-cell office:value-type="float" office:value="273.52" calcext:value-type="float">
            <text:p>273.52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.19" calcext:value-type="float">
            <text:p>2.19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10.97" calcext:value-type="float">
            <text:p>10.97</text:p>
          </table:table-cell>
          <table:table-cell/>
          <table:table-cell office:value-type="float" office:value="110.81" calcext:value-type="float">
            <text:p>110.81</text:p>
          </table:table-cell>
          <table:table-cell office:value-type="float" office:value="140.37" calcext:value-type="float">
            <text:p>140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.56" calcext:value-type="float">
            <text:p>58.56</text:p>
          </table:table-cell>
          <table:table-cell office:value-type="float" office:value="273.01" calcext:value-type="float">
            <text:p>273.01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10.99" calcext:value-type="float">
            <text:p>10.99</text:p>
          </table:table-cell>
          <table:table-cell/>
          <table:table-cell office:value-type="float" office:value="109.98" calcext:value-type="float">
            <text:p>109.98</text:p>
          </table:table-cell>
          <table:table-cell office:value-type="float" office:value="140.63" calcext:value-type="float">
            <text:p>140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.69" calcext:value-type="float">
            <text:p>58.69</text:p>
          </table:table-cell>
          <table:table-cell office:value-type="float" office:value="273.62" calcext:value-type="float">
            <text:p>273.62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2.19" calcext:value-type="float">
            <text:p>2.19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10.96" calcext:value-type="float">
            <text:p>10.96</text:p>
          </table:table-cell>
          <table:table-cell/>
          <table:table-cell office:value-type="float" office:value="109.73" calcext:value-type="float">
            <text:p>109.73</text:p>
          </table:table-cell>
          <table:table-cell office:value-type="float" office:value="140.32" calcext:value-type="float">
            <text:p>140.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.38" calcext:value-type="float">
            <text:p>58.38</text:p>
          </table:table-cell>
          <table:table-cell office:value-type="float" office:value="272.75" calcext:value-type="float">
            <text:p>272.75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8.62" calcext:value-type="float">
            <text:p>8.6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0.31" calcext:value-type="float">
            <text:p>110.31</text:p>
          </table:table-cell>
          <table:table-cell office:value-type="float" office:value="140.77" calcext:value-type="float">
            <text:p>140.7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43" calcext:value-type="float">
            <text:p>58.43</text:p>
          </table:table-cell>
          <table:table-cell office:value-type="float" office:value="272.87" calcext:value-type="float">
            <text:p>272.87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10.99" calcext:value-type="float">
            <text:p>10.99</text:p>
          </table:table-cell>
          <table:table-cell/>
          <table:table-cell office:value-type="float" office:value="110.22" calcext:value-type="float">
            <text:p>110.22</text:p>
          </table:table-cell>
          <table:table-cell office:value-type="float" office:value="140.7" calcext:value-type="float">
            <text:p>140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.91" calcext:value-type="float">
            <text:p>58.91</text:p>
          </table:table-cell>
          <table:table-cell office:value-type="float" office:value="273.13" calcext:value-type="float">
            <text:p>273.13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10.98" calcext:value-type="float">
            <text:p>10.98</text:p>
          </table:table-cell>
          <table:table-cell/>
          <table:table-cell office:value-type="float" office:value="109.32" calcext:value-type="float">
            <text:p>109.32</text:p>
          </table:table-cell>
          <table:table-cell office:value-type="float" office:value="140.57" calcext:value-type="float">
            <text:p>140.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9.06" calcext:value-type="float">
            <text:p>59.06</text:p>
          </table:table-cell>
          <table:table-cell office:value-type="float" office:value="274.07" calcext:value-type="float">
            <text:p>274.0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.19" calcext:value-type="float">
            <text:p>2.19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10.94" calcext:value-type="float">
            <text:p>10.94</text:p>
          </table:table-cell>
          <table:table-cell/>
          <table:table-cell office:value-type="float" office:value="109.05" calcext:value-type="float">
            <text:p>109.05</text:p>
          </table:table-cell>
          <table:table-cell office:value-type="float" office:value="140.09" calcext:value-type="float">
            <text:p>140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.72" calcext:value-type="float">
            <text:p>58.72</text:p>
          </table:table-cell>
          <table:table-cell office:value-type="float" office:value="273.41" calcext:value-type="float">
            <text:p>273.41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2.19" calcext:value-type="float">
            <text:p>2.19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10.97" calcext:value-type="float">
            <text:p>10.97</text:p>
          </table:table-cell>
          <table:table-cell/>
          <table:table-cell office:value-type="float" office:value="109.68" calcext:value-type="float">
            <text:p>109.68</text:p>
          </table:table-cell>
          <table:table-cell office:value-type="float" office:value="140.43" calcext:value-type="float">
            <text:p>140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.79" calcext:value-type="float">
            <text:p>58.79</text:p>
          </table:table-cell>
          <table:table-cell office:value-type="float" office:value="272.61" calcext:value-type="float">
            <text:p>272.61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9.53" calcext:value-type="float">
            <text:p>109.53</text:p>
          </table:table-cell>
          <table:table-cell office:value-type="float" office:value="140.84" calcext:value-type="float">
            <text:p>140.84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.25" calcext:value-type="float">
            <text:p>54.25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9.27" calcext:value-type="float">
            <text:p>9.27</text:p>
          </table:table-cell>
          <table:table-cell office:value-type="float" office:value="11.19" calcext:value-type="float">
            <text:p>11.19</text:p>
          </table:table-cell>
          <table:table-cell/>
          <table:table-cell office:value-type="float" office:value="118.69" calcext:value-type="float">
            <text:p>118.69</text:p>
          </table:table-cell>
          <table:table-cell office:value-type="float" office:value="143.25" calcext:value-type="float">
            <text:p>143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.94" calcext:value-type="float">
            <text:p>54.94</text:p>
          </table:table-cell>
          <table:table-cell office:value-type="float" office:value="267.06" calcext:value-type="float">
            <text:p>267.06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11.23" calcext:value-type="float">
            <text:p>11.23</text:p>
          </table:table-cell>
          <table:table-cell/>
          <table:table-cell office:value-type="float" office:value="117.2" calcext:value-type="float">
            <text:p>117.2</text:p>
          </table:table-cell>
          <table:table-cell office:value-type="float" office:value="143.75" calcext:value-type="float">
            <text:p>143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.57" calcext:value-type="float">
            <text:p>53.57</text:p>
          </table:table-cell>
          <table:table-cell office:value-type="float" office:value="268.01" calcext:value-type="float">
            <text:p>268.01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9.39" calcext:value-type="float">
            <text:p>9.39</text:p>
          </table:table-cell>
          <table:table-cell office:value-type="float" office:value="11.19" calcext:value-type="float">
            <text:p>11.19</text:p>
          </table:table-cell>
          <table:table-cell/>
          <table:table-cell office:value-type="float" office:value="120.19" calcext:value-type="float">
            <text:p>120.19</text:p>
          </table:table-cell>
          <table:table-cell office:value-type="float" office:value="143.24" calcext:value-type="float">
            <text:p>143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.7" calcext:value-type="float">
            <text:p>54.7</text:p>
          </table:table-cell>
          <table:table-cell office:value-type="float" office:value="267.41" calcext:value-type="float">
            <text:p>267.41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11.22" calcext:value-type="float">
            <text:p>11.22</text:p>
          </table:table-cell>
          <table:table-cell/>
          <table:table-cell office:value-type="float" office:value="117.7" calcext:value-type="float">
            <text:p>117.7</text:p>
          </table:table-cell>
          <table:table-cell office:value-type="float" office:value="143.57" calcext:value-type="float">
            <text:p>143.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.33" calcext:value-type="float">
            <text:p>54.33</text:p>
          </table:table-cell>
          <table:table-cell office:value-type="float" office:value="267.06" calcext:value-type="float">
            <text:p>267.06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float" office:value="9.26" calcext:value-type="float">
            <text:p>9.26</text:p>
          </table:table-cell>
          <table:table-cell office:value-type="float" office:value="11.23" calcext:value-type="float">
            <text:p>11.23</text:p>
          </table:table-cell>
          <table:table-cell/>
          <table:table-cell office:value-type="float" office:value="118.51" calcext:value-type="float">
            <text:p>118.51</text:p>
          </table:table-cell>
          <table:table-cell office:value-type="float" office:value="143.75" calcext:value-type="float">
            <text:p>143.7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.01" calcext:value-type="float">
            <text:p>52.01</text:p>
          </table:table-cell>
          <table:table-cell office:value-type="float" office:value="266.63" calcext:value-type="float">
            <text:p>266.63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float" office:value="9.67" calcext:value-type="float">
            <text:p>9.67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123.79" calcext:value-type="float">
            <text:p>123.79</text:p>
          </table:table-cell>
          <table:table-cell office:value-type="float" office:value="143.99" calcext:value-type="float">
            <text:p>143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.38" calcext:value-type="float">
            <text:p>52.38</text:p>
          </table:table-cell>
          <table:table-cell office:value-type="float" office:value="265.49" calcext:value-type="float">
            <text:p>265.49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2.26" calcext:value-type="float">
            <text:p>2.2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122.92" calcext:value-type="float">
            <text:p>122.92</text:p>
          </table:table-cell>
          <table:table-cell office:value-type="float" office:value="144.6" calcext:value-type="float">
            <text:p>144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.37" calcext:value-type="float">
            <text:p>51.37</text:p>
          </table:table-cell>
          <table:table-cell office:value-type="float" office:value="264.1" calcext:value-type="float">
            <text:p>264.1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9.79" calcext:value-type="float">
            <text:p>9.79</text:p>
          </table:table-cell>
          <table:table-cell office:value-type="float" office:value="11.36" calcext:value-type="float">
            <text:p>11.36</text:p>
          </table:table-cell>
          <table:table-cell/>
          <table:table-cell office:value-type="float" office:value="125.34" calcext:value-type="float">
            <text:p>125.34</text:p>
          </table:table-cell>
          <table:table-cell office:value-type="float" office:value="145.36" calcext:value-type="float">
            <text:p>145.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.46" calcext:value-type="float">
            <text:p>52.46</text:p>
          </table:table-cell>
          <table:table-cell office:value-type="float" office:value="264.04" calcext:value-type="float">
            <text:p>264.04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9.59" calcext:value-type="float">
            <text:p>9.59</text:p>
          </table:table-cell>
          <table:table-cell office:value-type="float" office:value="11.36" calcext:value-type="float">
            <text:p>11.36</text:p>
          </table:table-cell>
          <table:table-cell/>
          <table:table-cell office:value-type="float" office:value="122.75" calcext:value-type="float">
            <text:p>122.75</text:p>
          </table:table-cell>
          <table:table-cell office:value-type="float" office:value="145.4" calcext:value-type="float">
            <text:p>145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.55" calcext:value-type="float">
            <text:p>52.55</text:p>
          </table:table-cell>
          <table:table-cell office:value-type="float" office:value="264.31" calcext:value-type="float">
            <text:p>264.31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float" office:value="122.52" calcext:value-type="float">
            <text:p>122.52</text:p>
          </table:table-cell>
          <table:table-cell office:value-type="float" office:value="145.25" calcext:value-type="float">
            <text:p>145.2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.61" calcext:value-type="float">
            <text:p>60.61</text:p>
          </table:table-cell>
          <table:table-cell office:value-type="float" office:value="410.67" calcext:value-type="float">
            <text:p>410.67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11.07" calcext:value-type="float">
            <text:p>11.07</text:p>
          </table:table-cell>
          <table:table-cell office:value-type="float" office:value="9.74" calcext:value-type="float">
            <text:p>9.74</text:p>
          </table:table-cell>
          <table:table-cell/>
          <table:table-cell office:value-type="float" office:value="141.66" calcext:value-type="float">
            <text:p>141.66</text:p>
          </table:table-cell>
          <table:table-cell office:value-type="float" office:value="124.66" calcext:value-type="float">
            <text:p>124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.33" calcext:value-type="float">
            <text:p>60.33</text:p>
          </table:table-cell>
          <table:table-cell office:value-type="float" office:value="276.86" calcext:value-type="float">
            <text:p>276.86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11.12" calcext:value-type="float">
            <text:p>11.12</text:p>
          </table:table-cell>
          <table:table-cell office:value-type="float" office:value="14.45" calcext:value-type="float">
            <text:p>14.45</text:p>
          </table:table-cell>
          <table:table-cell/>
          <table:table-cell office:value-type="float" office:value="142.31" calcext:value-type="float">
            <text:p>142.31</text:p>
          </table:table-cell>
          <table:table-cell office:value-type="float" office:value="184.9" calcext:value-type="float">
            <text:p>184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.37" calcext:value-type="float">
            <text:p>60.37</text:p>
          </table:table-cell>
          <table:table-cell office:value-type="float" office:value="277.25" calcext:value-type="float">
            <text:p>277.25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11.11" calcext:value-type="float">
            <text:p>11.11</text:p>
          </table:table-cell>
          <table:table-cell office:value-type="float" office:value="14.43" calcext:value-type="float">
            <text:p>14.43</text:p>
          </table:table-cell>
          <table:table-cell/>
          <table:table-cell office:value-type="float" office:value="142.24" calcext:value-type="float">
            <text:p>142.24</text:p>
          </table:table-cell>
          <table:table-cell office:value-type="float" office:value="184.64" calcext:value-type="float">
            <text:p>184.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1.2" calcext:value-type="float">
            <text:p>61.2</text:p>
          </table:table-cell>
          <table:table-cell office:value-type="float" office:value="276.82" calcext:value-type="float">
            <text:p>276.82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10.96" calcext:value-type="float">
            <text:p>10.96</text:p>
          </table:table-cell>
          <table:table-cell office:value-type="float" office:value="14.45" calcext:value-type="float">
            <text:p>14.45</text:p>
          </table:table-cell>
          <table:table-cell/>
          <table:table-cell office:value-type="float" office:value="140.31" calcext:value-type="float">
            <text:p>140.31</text:p>
          </table:table-cell>
          <table:table-cell office:value-type="float" office:value="184.93" calcext:value-type="float">
            <text:p>184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.33" calcext:value-type="float">
            <text:p>60.33</text:p>
          </table:table-cell>
          <table:table-cell office:value-type="float" office:value="277.56" calcext:value-type="float">
            <text:p>277.56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float" office:value="11.12" calcext:value-type="float">
            <text:p>11.12</text:p>
          </table:table-cell>
          <table:table-cell office:value-type="float" office:value="14.41" calcext:value-type="float">
            <text:p>14.41</text:p>
          </table:table-cell>
          <table:table-cell/>
          <table:table-cell office:value-type="float" office:value="142.33" calcext:value-type="float">
            <text:p>142.33</text:p>
          </table:table-cell>
          <table:table-cell office:value-type="float" office:value="184.44" calcext:value-type="float">
            <text:p>184.44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.19" calcext:value-type="float">
            <text:p>61.19</text:p>
          </table:table-cell>
          <table:table-cell office:value-type="float" office:value="275.79" calcext:value-type="float">
            <text:p>275.79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10.96" calcext:value-type="float">
            <text:p>10.96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140.33" calcext:value-type="float">
            <text:p>140.33</text:p>
          </table:table-cell>
          <table:table-cell office:value-type="float" office:value="185.62" calcext:value-type="float">
            <text:p>185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.76" calcext:value-type="float">
            <text:p>60.76</text:p>
          </table:table-cell>
          <table:table-cell office:value-type="float" office:value="276.04" calcext:value-type="float">
            <text:p>276.04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11.04" calcext:value-type="float">
            <text:p>11.04</text:p>
          </table:table-cell>
          <table:table-cell office:value-type="float" office:value="14.49" calcext:value-type="float">
            <text:p>14.49</text:p>
          </table:table-cell>
          <table:table-cell/>
          <table:table-cell office:value-type="float" office:value="141.33" calcext:value-type="float">
            <text:p>141.33</text:p>
          </table:table-cell>
          <table:table-cell office:value-type="float" office:value="185.45" calcext:value-type="float">
            <text:p>185.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1.26" calcext:value-type="float">
            <text:p>61.26</text:p>
          </table:table-cell>
          <table:table-cell office:value-type="float" office:value="276.39" calcext:value-type="float">
            <text:p>276.39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10.95" calcext:value-type="float">
            <text:p>10.95</text:p>
          </table:table-cell>
          <table:table-cell office:value-type="float" office:value="14.47" calcext:value-type="float">
            <text:p>14.47</text:p>
          </table:table-cell>
          <table:table-cell/>
          <table:table-cell office:value-type="float" office:value="140.17" calcext:value-type="float">
            <text:p>140.17</text:p>
          </table:table-cell>
          <table:table-cell office:value-type="float" office:value="185.22" calcext:value-type="float">
            <text:p>185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.51" calcext:value-type="float">
            <text:p>60.51</text:p>
          </table:table-cell>
          <table:table-cell office:value-type="float" office:value="277.92" calcext:value-type="float">
            <text:p>277.92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float" office:value="11.09" calcext:value-type="float">
            <text:p>11.09</text:p>
          </table:table-cell>
          <table:table-cell office:value-type="float" office:value="14.39" calcext:value-type="float">
            <text:p>14.39</text:p>
          </table:table-cell>
          <table:table-cell/>
          <table:table-cell office:value-type="float" office:value="141.9" calcext:value-type="float">
            <text:p>141.9</text:p>
          </table:table-cell>
          <table:table-cell office:value-type="float" office:value="184.2" calcext:value-type="float">
            <text:p>184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.42" calcext:value-type="float">
            <text:p>60.42</text:p>
          </table:table-cell>
          <table:table-cell office:value-type="float" office:value="276.6" calcext:value-type="float">
            <text:p>276.6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11.1" calcext:value-type="float">
            <text:p>11.1</text:p>
          </table:table-cell>
          <table:table-cell office:value-type="float" office:value="14.46" calcext:value-type="float">
            <text:p>14.46</text:p>
          </table:table-cell>
          <table:table-cell/>
          <table:table-cell office:value-type="float" office:value="142.11" calcext:value-type="float">
            <text:p>142.11</text:p>
          </table:table-cell>
          <table:table-cell office:value-type="float" office:value="185.08" calcext:value-type="float">
            <text:p>185.08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5.89" calcext:value-type="float">
            <text:p>55.89</text:p>
          </table:table-cell>
          <table:table-cell office:value-type="float" office:value="268.68" calcext:value-type="float">
            <text:p>268.6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.88" calcext:value-type="float">
            <text:p>14.88</text:p>
          </table:table-cell>
          <table:table-cell/>
          <table:table-cell office:value-type="float" office:value="153.62" calcext:value-type="float">
            <text:p>153.62</text:p>
          </table:table-cell>
          <table:table-cell office:value-type="float" office:value="190.51" calcext:value-type="float">
            <text:p>190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5.65" calcext:value-type="float">
            <text:p>55.65</text:p>
          </table:table-cell>
          <table:table-cell office:value-type="float" office:value="269.16" calcext:value-type="float">
            <text:p>269.16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float" office:value="12.05" calcext:value-type="float">
            <text:p>12.05</text:p>
          </table:table-cell>
          <table:table-cell office:value-type="float" office:value="14.86" calcext:value-type="float">
            <text:p>14.86</text:p>
          </table:table-cell>
          <table:table-cell/>
          <table:table-cell office:value-type="float" office:value="154.27" calcext:value-type="float">
            <text:p>154.27</text:p>
          </table:table-cell>
          <table:table-cell office:value-type="float" office:value="190.18" calcext:value-type="float">
            <text:p>190.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.51" calcext:value-type="float">
            <text:p>56.51</text:p>
          </table:table-cell>
          <table:table-cell office:value-type="float" office:value="269.4" calcext:value-type="float">
            <text:p>269.4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float" office:value="11.87" calcext:value-type="float">
            <text:p>11.87</text:p>
          </table:table-cell>
          <table:table-cell office:value-type="float" office:value="14.84" calcext:value-type="float">
            <text:p>14.84</text:p>
          </table:table-cell>
          <table:table-cell/>
          <table:table-cell office:value-type="float" office:value="151.91" calcext:value-type="float">
            <text:p>151.91</text:p>
          </table:table-cell>
          <table:table-cell office:value-type="float" office:value="190.01" calcext:value-type="float">
            <text:p>190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.38" calcext:value-type="float">
            <text:p>56.38</text:p>
          </table:table-cell>
          <table:table-cell office:value-type="float" office:value="268.47" calcext:value-type="float">
            <text:p>268.47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152.26" calcext:value-type="float">
            <text:p>152.26</text:p>
          </table:table-cell>
          <table:table-cell office:value-type="float" office:value="190.67" calcext:value-type="float">
            <text:p>190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.62" calcext:value-type="float">
            <text:p>56.62</text:p>
          </table:table-cell>
          <table:table-cell office:value-type="float" office:value="268.96" calcext:value-type="float">
            <text:p>268.96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float" office:value="11.85" calcext:value-type="float">
            <text:p>11.85</text:p>
          </table:table-cell>
          <table:table-cell office:value-type="float" office:value="14.87" calcext:value-type="float">
            <text:p>14.87</text:p>
          </table:table-cell>
          <table:table-cell/>
          <table:table-cell office:value-type="float" office:value="151.62" calcext:value-type="float">
            <text:p>151.62</text:p>
          </table:table-cell>
          <table:table-cell office:value-type="float" office:value="190.32" calcext:value-type="float">
            <text:p>190.3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4.58" calcext:value-type="float">
            <text:p>54.58</text:p>
          </table:table-cell>
          <table:table-cell office:value-type="float" office:value="267.35" calcext:value-type="float">
            <text:p>267.35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12.29" calcext:value-type="float">
            <text:p>12.29</text:p>
          </table:table-cell>
          <table:table-cell office:value-type="float" office:value="14.96" calcext:value-type="float">
            <text:p>14.96</text:p>
          </table:table-cell>
          <table:table-cell/>
          <table:table-cell office:value-type="float" office:value="157.3" calcext:value-type="float">
            <text:p>157.3</text:p>
          </table:table-cell>
          <table:table-cell office:value-type="float" office:value="191.46" calcext:value-type="float">
            <text:p>191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.81" calcext:value-type="float">
            <text:p>54.81</text:p>
          </table:table-cell>
          <table:table-cell office:value-type="float" office:value="267.35" calcext:value-type="float">
            <text:p>267.35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12.24" calcext:value-type="float">
            <text:p>12.24</text:p>
          </table:table-cell>
          <table:table-cell office:value-type="float" office:value="14.96" calcext:value-type="float">
            <text:p>14.96</text:p>
          </table:table-cell>
          <table:table-cell/>
          <table:table-cell office:value-type="float" office:value="156.65" calcext:value-type="float">
            <text:p>156.65</text:p>
          </table:table-cell>
          <table:table-cell office:value-type="float" office:value="191.47" calcext:value-type="float">
            <text:p>191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.29" calcext:value-type="float">
            <text:p>54.29</text:p>
          </table:table-cell>
          <table:table-cell office:value-type="float" office:value="266.31" calcext:value-type="float">
            <text:p>266.31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.36" calcext:value-type="float">
            <text:p>12.36</text:p>
          </table:table-cell>
          <table:table-cell office:value-type="float" office:value="15.02" calcext:value-type="float">
            <text:p>15.02</text:p>
          </table:table-cell>
          <table:table-cell/>
          <table:table-cell office:value-type="float" office:value="158.15" calcext:value-type="float">
            <text:p>158.15</text:p>
          </table:table-cell>
          <table:table-cell office:value-type="float" office:value="192.21" calcext:value-type="float">
            <text:p>192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.15" calcext:value-type="float">
            <text:p>54.15</text:p>
          </table:table-cell>
          <table:table-cell office:value-type="float" office:value="267.38" calcext:value-type="float">
            <text:p>267.38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12.39" calcext:value-type="float">
            <text:p>12.39</text:p>
          </table:table-cell>
          <table:table-cell office:value-type="float" office:value="14.96" calcext:value-type="float">
            <text:p>14.96</text:p>
          </table:table-cell>
          <table:table-cell/>
          <table:table-cell office:value-type="float" office:value="158.55" calcext:value-type="float">
            <text:p>158.55</text:p>
          </table:table-cell>
          <table:table-cell office:value-type="float" office:value="191.45" calcext:value-type="float">
            <text:p>191.45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office:value-type="float" office:value="54.39" calcext:value-type="float">
            <text:p>54.39</text:p>
          </table:table-cell>
          <table:table-cell table:style-name="ce11" office:value-type="float" office:value="267.75" calcext:value-type="float">
            <text:p>267.75</text:p>
          </table:table-cell>
          <table:table-cell table:style-name="ce11"/>
          <table:table-cell office:value-type="float" office:value="2.47" calcext:value-type="float">
            <text:p>2.47</text:p>
          </table:table-cell>
          <table:table-cell table:style-name="ce11" office:value-type="float" office:value="2.99" calcext:value-type="float">
            <text:p>2.99</text:p>
          </table:table-cell>
          <table:table-cell table:style-name="ce11"/>
          <table:table-cell office:value-type="float" office:value="12.33" calcext:value-type="float">
            <text:p>12.33</text:p>
          </table:table-cell>
          <table:table-cell table:style-name="ce11" office:value-type="float" office:value="14.94" calcext:value-type="float">
            <text:p>14.94</text:p>
          </table:table-cell>
          <table:table-cell table:style-name="ce11"/>
          <table:table-cell office:value-type="float" office:value="157.85" calcext:value-type="float">
            <text:p>157.85</text:p>
          </table:table-cell>
          <table:table-cell table:style-name="ce11" office:value-type="float" office:value="191.18" calcext:value-type="float">
            <text:p>191.18</text:p>
          </table:table-cell>
          <table:table-cell/>
        </table:table-row>
        <table:table-row table:style-name="ro1">
          <table:table-cell table:style-name="ce5"/>
          <table:table-cell table:style-name="ce7" table:number-columns-repeated="3"/>
          <table:table-cell table:style-name="ce12" table:number-columns-repeated="2"/>
          <table:table-cell table:style-name="ce7"/>
          <table:table-cell table:style-name="ce12" table:number-columns-repeated="2"/>
          <table:table-cell table:style-name="ce7"/>
          <table:table-cell table:style-name="ce12" table:number-columns-repeated="2"/>
          <table:table-cell table:style-name="ce7"/>
          <table:table-cell table:style-name="ce12"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17:45:48.147421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4:29:33.497636699</meta:creation-date>
    <dc:date>2018-08-30T19:58:25.785043201</dc:date>
    <meta:editing-duration>PT4H35M58S</meta:editing-duration>
    <meta:editing-cycles>16</meta:editing-cycles>
    <meta:generator>LibreOffice/5.2.7.2$Linux_X86_64 LibreOffice_project/20m0$Build-2</meta:generator>
    <meta:document-statistic meta:table-count="1" meta:cell-count="615" meta:object-count="0"/>
  </office:meta>
</office:document-meta>
</file>